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ee2" draw:textarea-horizontal-align="justify" draw:textarea-vertical-align="top" draw:auto-grow-height="false" fo:padding-top="0.03cm"/>
    </style:style>
    <style:style style:name="gr2" style:family="graphic" style:parent-style-name="standard">
      <style:graphic-properties draw:fill="solid" draw:fill-color="#ffb515" draw:textarea-horizontal-align="left" draw:textarea-vertical-align="top" draw:auto-grow-height="false"/>
    </style:style>
    <style:style style:name="gr3" style:family="graphic" style:parent-style-name="standard">
      <style:graphic-properties draw:fill="solid" draw:fill-color="#ffcc99" draw:textarea-horizontal-align="left" draw:textarea-vertical-align="middle" draw:auto-grow-height="false"/>
    </style:style>
    <style:style style:name="gr4" style:family="graphic" style:parent-style-name="standard">
      <style:graphic-properties draw:fill="solid" draw:fill-color="#ff6309" draw:textarea-horizontal-align="left" draw:textarea-vertical-align="top" draw:auto-grow-height="false"/>
    </style:style>
    <style:style style:name="gr5" style:family="graphic" style:parent-style-name="standard">
      <style:graphic-properties draw:stroke="dash" draw:stroke-dash="Ultrafine_20_Dashed"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svg:stroke-width="0.1cm" draw:marker-start-width="0.3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3cm" fo:min-width="2.5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3cm" fo:min-width="4.38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3cm" fo:min-width="3.686cm"/>
    </style:style>
    <style:style style:name="gr1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3.966cm"/>
    </style:style>
    <style:style style:name="gr13" style:family="graphic" style:parent-style-name="standard">
      <style:graphic-properties draw:fill="solid" draw:fill-color="#ffffcc" draw:textarea-horizontal-align="left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text-properties fo:font-family="'Courier New'" style:font-family-generic="modern" style:font-pitch="fixed"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family="'Courier New'" style:font-family-generic="modern" style:font-pitch="fixed" fo:font-size="7pt" fo:font-weight="bold" style:font-size-asian="7pt" style:font-weight-asian="bold" style:font-size-complex="7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8pt" fo:font-style="italic" style:font-size-asian="8pt" style:font-style-asian="italic" style:font-size-complex="8pt" style:font-style-complex="italic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75cm" svg:height="7.148cm" svg:x="6.448cm" svg:y="1.44cm">
          <text:p text:style-name="P1"><text:span text:style-name="T1">Prism Object</text:span></text:p>
          <draw:enhanced-geometry svg:viewBox="0 0 21600 21600" draw:path-stretchpoint-x="10800" draw:path-stretchpoint-y="10800" draw:text-areas="?f3 ?f4 ?f5 ?f6" draw:type="round-rectangle" draw:modifiers="1575.547064953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764cm" svg:height="5.361cm" svg:x="7.441cm" svg:y="2.433cm"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75cm" svg:height="0.397cm" svg:x="7.838cm" svg:y="3.227cm">
          <text:p text:style-name="P1"><text:span text:style-name="T2">givenName: strin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75cm" svg:height="0.397cm" svg:x="7.838cm" svg:y="3.823cm">
          <text:p text:style-name="P1"><text:span text:style-name="T2">familyName: strin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75cm" svg:height="0.397cm" svg:x="7.838cm" svg:y="4.418cm">
          <text:p text:style-name="P1"><text:span text:style-name="T2">additionalNames: string[*]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97cm" svg:height="2.382cm" svg:x="7.838cm" svg:y="5.014cm">
          <text:p text:style-name="P1"><text:span text:style-name="T3">activ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75cm" svg:height="0.397cm" svg:x="8.235cm" svg:y="5.61cm">
          <text:p text:style-name="P1"><text:span text:style-name="T2">enabled: boolea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75cm" svg:height="0.397cm" svg:x="8.235cm" svg:y="6.205cm">
          <text:p text:style-name="P1"><text:span text:style-name="T2">validFrom: dateTime[0..1]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75cm" svg:height="0.397cm" svg:x="8.235cm" svg:y="6.801cm">
          <text:p text:style-name="P1"><text:span text:style-name="T2">validTo: dateTime[0..1]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794cm" svg:height="0.309cm" svg:x="11.213cm" svg:y="2.572cm">
          <text:p text:style-name="P1"><text:span text:style-name="T2">O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4.191cm" svg:y1="3.426cm" svg:x2="11.61cm" svg:y2="3.426cm">
          <text:p/>
        </draw:line>
        <draw:frame draw:style-name="gr7" draw:text-style-name="P5" draw:layer="layout" svg:width="3.524cm" svg:height="0.543cm" svg:x="14.389cm" svg:y="3.227cm">
          <draw:text-box>
            <text:p><text:span text:style-name="T4">user.getGivenName()</text:span></text:p>
          </draw:text-box>
        </draw:frame>
        <draw:line draw:style-name="gr6" draw:text-style-name="P1" draw:layer="layout" svg:x1="14.191cm" svg:y1="5.808cm" svg:x2="12.007cm" svg:y2="5.808cm">
          <text:p/>
        </draw:line>
        <draw:frame draw:style-name="gr8" draw:text-style-name="P5" draw:layer="layout" svg:width="5.61cm" svg:height="0.543cm" svg:x="14.39cm" svg:y="5.559cm">
          <draw:text-box>
            <text:p><text:span text:style-name="T4">user.getActivation().isEnabled()</text:span></text:p>
          </draw:text-box>
        </draw:frame>
        <draw:line draw:style-name="gr6" draw:text-style-name="P1" draw:layer="layout" svg:x1="14.192cm" svg:y1="4.021cm" svg:x2="11.611cm" svg:y2="4.021cm">
          <text:p/>
        </draw:line>
        <draw:frame draw:style-name="gr9" draw:text-style-name="P5" draw:layer="layout" svg:width="4.808cm" svg:height="0.543cm" svg:x="14.39cm" svg:y="3.823cm">
          <draw:text-box>
            <text:p><text:span text:style-name="T4">user.setFamilyName(“Smith”)</text:span></text:p>
          </draw:text-box>
        </draw:frame>
        <draw:custom-shape draw:style-name="gr10" draw:text-style-name="P2" draw:layer="layout" svg:width="5.758cm" svg:height="0.794cm" draw:transform="rotate (1.5707963267946) translate (12.801cm 7.992cm)">
          <text:p text:style-name="P1"><text:span text:style-name="T1">JAXB 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8.036cm" svg:y1="9.382cm" svg:x2="8.036cm" svg:y2="7.595cm">
          <text:p/>
        </draw:line>
        <draw:frame draw:style-name="gr11" draw:text-style-name="P5" draw:layer="layout" svg:width="5.984cm" svg:height="0.526cm" svg:x="6.842cm" svg:y="9.618cm">
          <draw:text-box>
            <text:p><text:span text:style-name="T4">user.get(“activation”).get(“enabled”)</text:span></text:p>
          </draw:text-box>
        </draw:frame>
        <draw:custom-shape draw:style-name="gr10" draw:text-style-name="P2" draw:layer="layout" svg:width="5.161cm" svg:height="0.794cm" svg:x="7.243cm" svg:y="8.191cm">
          <text:p text:style-name="P1"><text:span text:style-name="T1">Map 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5.455cm" svg:y1="3.426cm" svg:x2="7.639cm" svg:y2="3.426cm">
          <text:p/>
        </draw:line>
        <draw:frame draw:style-name="gr12" draw:text-style-name="P5" draw:layer="layout" svg:width="5.558cm" svg:height="0.848cm" svg:x="1.03cm" svg:y="3.54cm">
          <draw:text-box>
            <text:p><text:span text:style-name="T4">user.findProperty(GIVEN_NAME)</text:span><text:span text:style-name="T4"><text:line-break/></text:span><text:span text:style-name="T4"> <text:s text:c="3"/>.getDefinition()....</text:span></text:p>
          </draw:text-box>
        </draw:frame>
        <draw:custom-shape draw:style-name="gr10" draw:text-style-name="P2" draw:layer="layout" svg:width="5.758cm" svg:height="0.794cm" draw:transform="rotate (1.5707963267946) translate (6.051cm 7.992cm)">
          <text:p text:style-name="P1"><text:span text:style-name="T1">Prism 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2" draw:text-style-name="P2" draw:layer="layout" svg:width="5.869cm" svg:height="6.604cm" svg:x="1.762cm" svg:y="1.508cm">
          <text:p text:style-name="P1"><text:span text:style-name="T5">user </text:span><text:span text:style-name="T6">(PrismObject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83cm" svg:height="0.489cm" svg:x="2.251cm" svg:y="2.719cm">
          <text:p text:style-name="P1"><text:span text:style-name="T7">name </text:span><text:span text:style-name="T8">(PrismPropert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.89cm" svg:height="1.996cm" svg:x="2.191cm" svg:y="5.77cm">
          <text:p text:style-name="P1"><text:span text:style-name="T9">activation </text:span><text:span text:style-name="T6">(PrismContainer)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45cm" svg:height="0.768cm" svg:x="6.142cm" svg:y="1.679cm">
          <text:p text:style-name="P1"><text:span text:style-name="T3">OID:</text:span><text:span text:style-name="T3"><text:line-break/></text:span><text:span text:style-name="T3">12345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4.38cm" svg:height="0.489cm" svg:x="2.701cm" svg:y="3.209cm">
          <text:p text:style-name="P1"><text:span text:style-name="T7">“</text:span><text:span text:style-name="T7">jack” </text:span><text:span text:style-name="T8">(PrismValu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83cm" svg:height="0.49cm" svg:x="2.252cm" svg:y="3.97cm">
          <text:p text:style-name="P1"><text:span text:style-name="T7">employeeType </text:span><text:span text:style-name="T8">(PrismPropert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4.38cm" svg:height="0.489cm" svg:x="2.702cm" svg:y="4.461cm">
          <text:p text:style-name="P1"><text:span text:style-name="T7">“</text:span><text:span text:style-name="T7">Captain” </text:span><text:span text:style-name="T8">(PrismValu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4.38cm" svg:height="0.489cm" svg:x="2.702cm" svg:y="4.95cm">
          <text:p text:style-name="P1"><text:span text:style-name="T7">“</text:span><text:span text:style-name="T7">Pirate” </text:span><text:span text:style-name="T8">(PrismValu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204cm" svg:height="0.489cm" svg:x="2.564cm" svg:y="6.474cm">
          <text:p text:style-name="P1"><text:span text:style-name="T7">enabled </text:span><text:span text:style-name="T8">(PrismPropert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.754cm" svg:height="0.489cm" svg:x="3.014cm" svg:y="6.964cm">
          <text:p text:style-name="P1"><text:span text:style-name="T7">true </text:span><text:span text:style-name="T8">(PrismValue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adovan Semančík</meta:initial-creator>
    <meta:creation-date>2012-02-06T13:22:40</meta:creation-date>
    <dc:date>2012-05-07T10:29:29</dc:date>
    <dc:creator>Radovan Semancik</dc:creator>
    <meta:editing-duration>PT29M13S</meta:editing-duration>
    <meta:editing-cycles>12</meta:editing-cycles>
    <meta:generator>LibreOffice/3.3$Linux LibreOffice_project/330m19$Build-202</meta:generator>
    <meta:document-statistic meta:object-count="33"/>
  </office:meta>
</office:document-meta>
</file>